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76.69" calcext:value-type="float">
            <text:p>76.69</text:p>
          </table:table-cell>
          <table:table-cell office:value-type="float" office:value="11.67" calcext:value-type="float">
            <text:p>11.67</text:p>
          </table:table-cell>
          <table:table-cell office:value-type="float" office:value="-108.36" calcext:value-type="float">
            <text:p>-108.36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9.29" calcext:value-type="float">
            <text:p>49.29</text:p>
          </table:table-cell>
          <table:table-cell office:value-type="float" office:value="-123.87" calcext:value-type="float">
            <text:p>-123.87</text:p>
          </table:table-cell>
          <table:table-cell office:value-type="float" office:value="-67.42" calcext:value-type="float">
            <text:p>-67.42</text:p>
          </table:table-cell>
          <table:table-cell office:value-type="float" office:value="44.79" calcext:value-type="float">
            <text:p>44.7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6.46" calcext:value-type="float">
            <text:p>96.46</text:p>
          </table:table-cell>
          <table:table-cell office:value-type="float" office:value="-248.46" calcext:value-type="float">
            <text:p>-248.46</text:p>
          </table:table-cell>
          <table:table-cell office:value-type="float" office:value="-136.94" calcext:value-type="float">
            <text:p>-136.94</text:p>
          </table:table-cell>
          <table:table-cell office:value-type="float" office:value="89.83" calcext:value-type="float">
            <text:p>89.8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56.49" calcext:value-type="float">
            <text:p>156.49</text:p>
          </table:table-cell>
          <table:table-cell office:value-type="float" office:value="-407.06" calcext:value-type="float">
            <text:p>-407.06</text:p>
          </table:table-cell>
          <table:table-cell office:value-type="float" office:value="-225.51" calcext:value-type="float">
            <text:p>-225.51</text:p>
          </table:table-cell>
          <table:table-cell office:value-type="float" office:value="147.19" calcext:value-type="float">
            <text:p>147.1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228.83" calcext:value-type="float">
            <text:p>228.83</text:p>
          </table:table-cell>
          <table:table-cell office:value-type="float" office:value="-597.84" calcext:value-type="float">
            <text:p>-597.84</text:p>
          </table:table-cell>
          <table:table-cell office:value-type="float" office:value="-331.98" calcext:value-type="float">
            <text:p>-331.98</text:p>
          </table:table-cell>
          <table:table-cell office:value-type="float" office:value="216.18" calcext:value-type="float">
            <text:p>216.1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311.96" calcext:value-type="float">
            <text:p>311.96</text:p>
          </table:table-cell>
          <table:table-cell office:value-type="float" office:value="-817.22" calcext:value-type="float">
            <text:p>-817.22</text:p>
          </table:table-cell>
          <table:table-cell office:value-type="float" office:value="-454.39" calcext:value-type="float">
            <text:p>-454.39</text:p>
          </table:table-cell>
          <table:table-cell office:value-type="float" office:value="295.51" calcext:value-type="float">
            <text:p>295.5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405.7" calcext:value-type="float">
            <text:p>405.7</text:p>
          </table:table-cell>
          <table:table-cell office:value-type="float" office:value="-1064.49" calcext:value-type="float">
            <text:p>-1064.49</text:p>
          </table:table-cell>
          <table:table-cell office:value-type="float" office:value="-592.36" calcext:value-type="float">
            <text:p>-592.36</text:p>
          </table:table-cell>
          <table:table-cell office:value-type="float" office:value="384.93" calcext:value-type="float">
            <text:p>384.9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8</text:p>
          </table:table-cell>
          <table:table-cell office:value-type="float" office:value="509.53" calcext:value-type="float">
            <text:p>509.53</text:p>
          </table:table-cell>
          <table:table-cell office:value-type="float" office:value="-1338.54" calcext:value-type="float">
            <text:p>-1338.54</text:p>
          </table:table-cell>
          <table:table-cell office:value-type="float" office:value="-745.23" calcext:value-type="float">
            <text:p>-745.23</text:p>
          </table:table-cell>
          <table:table-cell office:value-type="float" office:value="484.02" calcext:value-type="float">
            <text:p>484.0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9</text:p>
          </table:table-cell>
          <table:table-cell office:value-type="float" office:value="623.12" calcext:value-type="float">
            <text:p>623.12</text:p>
          </table:table-cell>
          <table:table-cell office:value-type="float" office:value="-1638.19" calcext:value-type="float">
            <text:p>-1638.19</text:p>
          </table:table-cell>
          <table:table-cell office:value-type="float" office:value="-912.51" calcext:value-type="float">
            <text:p>-912.51</text:p>
          </table:table-cell>
          <table:table-cell office:value-type="float" office:value="592.39" calcext:value-type="float">
            <text:p>592.3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office:value-type="float" office:value="747.12" calcext:value-type="float">
            <text:p>747.12</text:p>
          </table:table-cell>
          <table:table-cell office:value-type="float" office:value="-1962.88" calcext:value-type="float">
            <text:p>-1962.88</text:p>
          </table:table-cell>
          <table:table-cell office:value-type="float" office:value="-1093.09" calcext:value-type="float">
            <text:p>-1093.09</text:p>
          </table:table-cell>
          <table:table-cell office:value-type="float" office:value="709.81" calcext:value-type="float">
            <text:p>709.8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21.28" calcext:value-type="float">
            <text:p>1021.28</text:p>
          </table:table-cell>
          <table:table-cell office:value-type="float" office:value="-2683.76" calcext:value-type="float">
            <text:p>-2683.76</text:p>
          </table:table-cell>
          <table:table-cell office:value-type="float" office:value="-1494.63" calcext:value-type="float">
            <text:p>-1494.63</text:p>
          </table:table-cell>
          <table:table-cell office:value-type="float" office:value="970.49" calcext:value-type="float">
            <text:p>970.4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14</text:p>
          </table:table-cell>
          <table:table-cell office:value-type="float" office:value="1328.35" calcext:value-type="float">
            <text:p>1328.35</text:p>
          </table:table-cell>
          <table:table-cell office:value-type="float" office:value="-3496.2" calcext:value-type="float">
            <text:p>-3496.2</text:p>
          </table:table-cell>
          <table:table-cell office:value-type="float" office:value="-1948.61" calcext:value-type="float">
            <text:p>-1948.61</text:p>
          </table:table-cell>
          <table:table-cell office:value-type="float" office:value="1264.29" calcext:value-type="float">
            <text:p>1264.2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16</text:p>
          </table:table-cell>
          <table:table-cell office:value-type="float" office:value="1667.27" calcext:value-type="float">
            <text:p>1667.27</text:p>
          </table:table-cell>
          <table:table-cell office:value-type="float" office:value="-4396.35" calcext:value-type="float">
            <text:p>-4396.35</text:p>
          </table:table-cell>
          <table:table-cell office:value-type="float" office:value="-2452.41" calcext:value-type="float">
            <text:p>-2452.41</text:p>
          </table:table-cell>
          <table:table-cell office:value-type="float" office:value="1589.8" calcext:value-type="float">
            <text:p>1589.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18</text:p>
          </table:table-cell>
          <table:table-cell office:value-type="float" office:value="2040.62" calcext:value-type="float">
            <text:p>2040.62</text:p>
          </table:table-cell>
          <table:table-cell office:value-type="float" office:value="-5381.34" calcext:value-type="float">
            <text:p>-5381.34</text:p>
          </table:table-cell>
          <table:table-cell office:value-type="float" office:value="-3002.15" calcext:value-type="float">
            <text:p>-3002.15</text:p>
          </table:table-cell>
          <table:table-cell office:value-type="float" office:value="1946.02" calcext:value-type="float">
            <text:p>1946.0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office:value-type="float" office:value="2446.13" calcext:value-type="float">
            <text:p>2446.13</text:p>
          </table:table-cell>
          <table:table-cell office:value-type="float" office:value="-6447.72" calcext:value-type="float">
            <text:p>-6447.72</text:p>
          </table:table-cell>
          <table:table-cell office:value-type="float" office:value="-3596.19" calcext:value-type="float">
            <text:p>-3596.19</text:p>
          </table:table-cell>
          <table:table-cell office:value-type="float" office:value="2331.63" calcext:value-type="float">
            <text:p>2331.6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24</text:p>
          </table:table-cell>
          <table:table-cell office:value-type="float" office:value="3353.71" calcext:value-type="float">
            <text:p>3353.71</text:p>
          </table:table-cell>
          <table:table-cell office:value-type="float" office:value="-8816.08" calcext:value-type="float">
            <text:p>-8816.08</text:p>
          </table:table-cell>
          <table:table-cell office:value-type="float" office:value="-4910.74" calcext:value-type="float">
            <text:p>-4910.74</text:p>
          </table:table-cell>
          <table:table-cell office:value-type="float" office:value="3188.05" calcext:value-type="float">
            <text:p>3188.0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28</text:p>
          </table:table-cell>
          <table:table-cell office:value-type="float" office:value="4391.16" calcext:value-type="float">
            <text:p>4391.16</text:p>
          </table:table-cell>
          <table:table-cell office:value-type="float" office:value="-11485.64" calcext:value-type="float">
            <text:p>-11485.64</text:p>
          </table:table-cell>
          <table:table-cell office:value-type="float" office:value="-6382.93" calcext:value-type="float">
            <text:p>-6382.93</text:p>
          </table:table-cell>
          <table:table-cell office:value-type="float" office:value="4153.44" calcext:value-type="float">
            <text:p>4153.4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32</text:p>
          </table:table-cell>
          <table:table-cell office:value-type="float" office:value="5470.5" calcext:value-type="float">
            <text:p>5470.5</text:p>
          </table:table-cell>
          <table:table-cell office:value-type="float" office:value="-14443.13" calcext:value-type="float">
            <text:p>-14443.13</text:p>
          </table:table-cell>
          <table:table-cell office:value-type="float" office:value="-8061.25" calcext:value-type="float">
            <text:p>-8061.25</text:p>
          </table:table-cell>
          <table:table-cell office:value-type="float" office:value="5222.88" calcext:value-type="float">
            <text:p>5222.8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36</text:p>
          </table:table-cell>
          <table:table-cell office:value-type="float" office:value="6671.47" calcext:value-type="float">
            <text:p>6671.47</text:p>
          </table:table-cell>
          <table:table-cell office:value-type="float" office:value="-17678.17" calcext:value-type="float">
            <text:p>-17678.17</text:p>
          </table:table-cell>
          <table:table-cell office:value-type="float" office:value="-9883.19" calcext:value-type="float">
            <text:p>-9883.19</text:p>
          </table:table-cell>
          <table:table-cell office:value-type="float" office:value="6392.71" calcext:value-type="float">
            <text:p>6392.7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40</text:p>
          </table:table-cell>
          <table:table-cell office:value-type="float" office:value="7988.65" calcext:value-type="float">
            <text:p>7988.65</text:p>
          </table:table-cell>
          <table:table-cell office:value-type="float" office:value="-21181.36" calcext:value-type="float">
            <text:p>-21181.36</text:p>
          </table:table-cell>
          <table:table-cell office:value-type="float" office:value="-11844.8" calcext:value-type="float">
            <text:p>-11844.8</text:p>
          </table:table-cell>
          <table:table-cell office:value-type="float" office:value="7659.49" calcext:value-type="float">
            <text:p>7659.4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48</text:p>
          </table:table-cell>
          <table:table-cell office:value-type="float" office:value="10925.7" calcext:value-type="float">
            <text:p>10925.7</text:p>
          </table:table-cell>
          <table:table-cell office:value-type="float" office:value="-28961.66" calcext:value-type="float">
            <text:p>-28961.66</text:p>
          </table:table-cell>
          <table:table-cell office:value-type="float" office:value="-16194.06" calcext:value-type="float">
            <text:p>-16194.06</text:p>
          </table:table-cell>
          <table:table-cell office:value-type="float" office:value="10473" calcext:value-type="float">
            <text:p>1047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56</text:p>
          </table:table-cell>
          <table:table-cell office:value-type="float" office:value="14206.44" calcext:value-type="float">
            <text:p>14206.44</text:p>
          </table:table-cell>
          <table:table-cell office:value-type="float" office:value="-37731.09" calcext:value-type="float">
            <text:p>-37731.09</text:p>
          </table:table-cell>
          <table:table-cell office:value-type="float" office:value="-21114.62" calcext:value-type="float">
            <text:p>-21114.62</text:p>
          </table:table-cell>
          <table:table-cell office:value-type="float" office:value="13643.97" calcext:value-type="float">
            <text:p>13643.9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64</text:p>
          </table:table-cell>
          <table:table-cell office:value-type="float" office:value="17842.85" calcext:value-type="float">
            <text:p>17842.85</text:p>
          </table:table-cell>
          <table:table-cell office:value-type="float" office:value="-47447.29" calcext:value-type="float">
            <text:p>-47447.29</text:p>
          </table:table-cell>
          <table:table-cell office:value-type="float" office:value="-26566.65" calcext:value-type="float">
            <text:p>-26566.65</text:p>
          </table:table-cell>
          <table:table-cell office:value-type="float" office:value="17157.45" calcext:value-type="float">
            <text:p>17157.4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72</text:p>
          </table:table-cell>
          <table:table-cell office:value-type="float" office:value="21802.57" calcext:value-type="float">
            <text:p>21802.57</text:p>
          </table:table-cell>
          <table:table-cell office:value-type="float" office:value="-58074.16" calcext:value-type="float">
            <text:p>-58074.16</text:p>
          </table:table-cell>
          <table:table-cell office:value-type="float" office:value="-32540.96" calcext:value-type="float">
            <text:p>-32540.96</text:p>
          </table:table-cell>
          <table:table-cell office:value-type="float" office:value="21000.19" calcext:value-type="float">
            <text:p>21000.1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51.26" calcext:value-type="float">
            <text:p>151.26</text:p>
          </table:table-cell>
          <table:table-cell office:value-type="float" office:value="23.33" calcext:value-type="float">
            <text:p>23.33</text:p>
          </table:table-cell>
          <table:table-cell office:value-type="float" office:value="-218.44" calcext:value-type="float">
            <text:p>-218.44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7.71" calcext:value-type="float">
            <text:p>37.71</text:p>
          </table:table-cell>
          <table:table-cell office:value-type="float" office:value="135.65" calcext:value-type="float">
            <text:p>135.65</text:p>
          </table:table-cell>
          <table:table-cell office:value-type="float" office:value="-50.59" calcext:value-type="float">
            <text:p>-50.59</text:p>
          </table:table-cell>
          <table:table-cell office:value-type="float" office:value="44.85" calcext:value-type="float">
            <text:p>44.8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73.37" calcext:value-type="float">
            <text:p>73.37</text:p>
          </table:table-cell>
          <table:table-cell office:value-type="float" office:value="271.95" calcext:value-type="float">
            <text:p>271.95</text:p>
          </table:table-cell>
          <table:table-cell office:value-type="float" office:value="-103.23" calcext:value-type="float">
            <text:p>-103.23</text:p>
          </table:table-cell>
          <table:table-cell office:value-type="float" office:value="89.94" calcext:value-type="float">
            <text:p>89.9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18.76" calcext:value-type="float">
            <text:p>118.76</text:p>
          </table:table-cell>
          <table:table-cell office:value-type="float" office:value="445.77" calcext:value-type="float">
            <text:p>445.77</text:p>
          </table:table-cell>
          <table:table-cell office:value-type="float" office:value="-170.46" calcext:value-type="float">
            <text:p>-170.46</text:p>
          </table:table-cell>
          <table:table-cell office:value-type="float" office:value="147.44" calcext:value-type="float">
            <text:p>147.4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73.02" calcext:value-type="float">
            <text:p>173.02</text:p>
          </table:table-cell>
          <table:table-cell office:value-type="float" office:value="653.27" calcext:value-type="float">
            <text:p>653.27</text:p>
          </table:table-cell>
          <table:table-cell office:value-type="float" office:value="-250.51" calcext:value-type="float">
            <text:p>-250.51</text:p>
          </table:table-cell>
          <table:table-cell office:value-type="float" office:value="216.07" calcext:value-type="float">
            <text:p>216.0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235.66" calcext:value-type="float">
            <text:p>235.66</text:p>
          </table:table-cell>
          <table:table-cell office:value-type="float" office:value="893.16" calcext:value-type="float">
            <text:p>893.16</text:p>
          </table:table-cell>
          <table:table-cell office:value-type="float" office:value="-343.18" calcext:value-type="float">
            <text:p>-343.18</text:p>
          </table:table-cell>
          <table:table-cell office:value-type="float" office:value="295.42" calcext:value-type="float">
            <text:p>295.4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05.29" calcext:value-type="float">
            <text:p>305.29</text:p>
          </table:table-cell>
          <table:table-cell office:value-type="float" office:value="1163.76" calcext:value-type="float">
            <text:p>1163.76</text:p>
          </table:table-cell>
          <table:table-cell office:value-type="float" office:value="-448.46" calcext:value-type="float">
            <text:p>-448.46</text:p>
          </table:table-cell>
          <table:table-cell office:value-type="float" office:value="384.93" calcext:value-type="float">
            <text:p>384.9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381.68" calcext:value-type="float">
            <text:p>381.68</text:p>
          </table:table-cell>
          <table:table-cell office:value-type="float" office:value="1463.33" calcext:value-type="float">
            <text:p>1463.33</text:p>
          </table:table-cell>
          <table:table-cell office:value-type="float" office:value="-565.35" calcext:value-type="float">
            <text:p>-565.35</text:p>
          </table:table-cell>
          <table:table-cell office:value-type="float" office:value="484.02" calcext:value-type="float">
            <text:p>484.0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465.79" calcext:value-type="float">
            <text:p>465.79</text:p>
          </table:table-cell>
          <table:table-cell office:value-type="float" office:value="1790.89" calcext:value-type="float">
            <text:p>1790.89</text:p>
          </table:table-cell>
          <table:table-cell office:value-type="float" office:value="-692.95" calcext:value-type="float">
            <text:p>-692.95</text:p>
          </table:table-cell>
          <table:table-cell office:value-type="float" office:value="592.38" calcext:value-type="float">
            <text:p>592.3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558.29" calcext:value-type="float">
            <text:p>558.29</text:p>
          </table:table-cell>
          <table:table-cell office:value-type="float" office:value="2145.87" calcext:value-type="float">
            <text:p>2145.87</text:p>
          </table:table-cell>
          <table:table-cell office:value-type="float" office:value="-830.16" calcext:value-type="float">
            <text:p>-830.16</text:p>
          </table:table-cell>
          <table:table-cell office:value-type="float" office:value="709.79" calcext:value-type="float">
            <text:p>709.7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765.39" calcext:value-type="float">
            <text:p>765.39</text:p>
          </table:table-cell>
          <table:table-cell office:value-type="float" office:value="2933.01" calcext:value-type="float">
            <text:p>2933.01</text:p>
          </table:table-cell>
          <table:table-cell office:value-type="float" office:value="-1133.62" calcext:value-type="float">
            <text:p>-1133.62</text:p>
          </table:table-cell>
          <table:table-cell office:value-type="float" office:value="970.21" calcext:value-type="float">
            <text:p>970.2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float" office:value="999.66" calcext:value-type="float">
            <text:p>999.66</text:p>
          </table:table-cell>
          <table:table-cell office:value-type="float" office:value="3822.35" calcext:value-type="float">
            <text:p>3822.35</text:p>
          </table:table-cell>
          <table:table-cell office:value-type="float" office:value="-1475.27" calcext:value-type="float">
            <text:p>-1475.27</text:p>
          </table:table-cell>
          <table:table-cell office:value-type="float" office:value="1264.33" calcext:value-type="float">
            <text:p>1264.3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float" office:value="1257.45" calcext:value-type="float">
            <text:p>1257.45</text:p>
          </table:table-cell>
          <table:table-cell office:value-type="float" office:value="4806.65" calcext:value-type="float">
            <text:p>4806.65</text:p>
          </table:table-cell>
          <table:table-cell office:value-type="float" office:value="-1855.04" calcext:value-type="float">
            <text:p>-1855.04</text:p>
          </table:table-cell>
          <table:table-cell office:value-type="float" office:value="1589.92" calcext:value-type="float">
            <text:p>1589.9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office:value-type="float" office:value="1548.02" calcext:value-type="float">
            <text:p>1548.02</text:p>
          </table:table-cell>
          <table:table-cell office:value-type="float" office:value="5883.17" calcext:value-type="float">
            <text:p>5883.17</text:p>
          </table:table-cell>
          <table:table-cell office:value-type="float" office:value="-2264.55" calcext:value-type="float">
            <text:p>-2264.55</text:p>
          </table:table-cell>
          <table:table-cell office:value-type="float" office:value="1946.03" calcext:value-type="float">
            <text:p>1946.0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office:value-type="float" office:value="1868.27" calcext:value-type="float">
            <text:p>1868.27</text:p>
          </table:table-cell>
          <table:table-cell office:value-type="float" office:value="7049.02" calcext:value-type="float">
            <text:p>7049.02</text:p>
          </table:table-cell>
          <table:table-cell office:value-type="float" office:value="-2704.15" calcext:value-type="float">
            <text:p>-2704.15</text:p>
          </table:table-cell>
          <table:table-cell office:value-type="float" office:value="2331.68" calcext:value-type="float">
            <text:p>2331.6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24</text:p>
          </table:table-cell>
          <table:table-cell office:value-type="float" office:value="2552.45" calcext:value-type="float">
            <text:p>2552.45</text:p>
          </table:table-cell>
          <table:table-cell office:value-type="float" office:value="9638.2" calcext:value-type="float">
            <text:p>9638.2</text:p>
          </table:table-cell>
          <table:table-cell office:value-type="float" office:value="-3698.88" calcext:value-type="float">
            <text:p>-3698.88</text:p>
          </table:table-cell>
          <table:table-cell office:value-type="float" office:value="3188.13" calcext:value-type="float">
            <text:p>3188.1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28</text:p>
          </table:table-cell>
          <table:table-cell office:value-type="float" office:value="3331.17" calcext:value-type="float">
            <text:p>3331.17</text:p>
          </table:table-cell>
          <table:table-cell office:value-type="float" office:value="12556.45" calcext:value-type="float">
            <text:p>12556.45</text:p>
          </table:table-cell>
          <table:table-cell office:value-type="float" office:value="-4814.9" calcext:value-type="float">
            <text:p>-4814.9</text:p>
          </table:table-cell>
          <table:table-cell office:value-type="float" office:value="4153.44" calcext:value-type="float">
            <text:p>4153.4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32</text:p>
          </table:table-cell>
          <table:table-cell office:value-type="float" office:value="4180.34" calcext:value-type="float">
            <text:p>4180.34</text:p>
          </table:table-cell>
          <table:table-cell office:value-type="float" office:value="15789.68" calcext:value-type="float">
            <text:p>15789.68</text:p>
          </table:table-cell>
          <table:table-cell office:value-type="float" office:value="-6060.6" calcext:value-type="float">
            <text:p>-6060.6</text:p>
          </table:table-cell>
          <table:table-cell office:value-type="float" office:value="5222.93" calcext:value-type="float">
            <text:p>5222.9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36</text:p>
          </table:table-cell>
          <table:table-cell office:value-type="float" office:value="5118.75" calcext:value-type="float">
            <text:p>5118.75</text:p>
          </table:table-cell>
          <table:table-cell office:value-type="float" office:value="19326.37" calcext:value-type="float">
            <text:p>19326.37</text:p>
          </table:table-cell>
          <table:table-cell office:value-type="float" office:value="-7416.8" calcext:value-type="float">
            <text:p>-7416.8</text:p>
          </table:table-cell>
          <table:table-cell office:value-type="float" office:value="6392.82" calcext:value-type="float">
            <text:p>6392.8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40</text:p>
          </table:table-cell>
          <table:table-cell office:value-type="float" office:value="6127.38" calcext:value-type="float">
            <text:p>6127.38</text:p>
          </table:table-cell>
          <table:table-cell office:value-type="float" office:value="23156.24" calcext:value-type="float">
            <text:p>23156.24</text:p>
          </table:table-cell>
          <table:table-cell office:value-type="float" office:value="-8890.33" calcext:value-type="float">
            <text:p>-8890.33</text:p>
          </table:table-cell>
          <table:table-cell office:value-type="float" office:value="7659.65" calcext:value-type="float">
            <text:p>7659.6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48</text:p>
          </table:table-cell>
          <table:table-cell office:value-type="float" office:value="8324.92" calcext:value-type="float">
            <text:p>8324.92</text:p>
          </table:table-cell>
          <table:table-cell office:value-type="float" office:value="31661.66" calcext:value-type="float">
            <text:p>31661.66</text:p>
          </table:table-cell>
          <table:table-cell office:value-type="float" office:value="-12190.73" calcext:value-type="float">
            <text:p>-12190.73</text:p>
          </table:table-cell>
          <table:table-cell office:value-type="float" office:value="10472.93" calcext:value-type="float">
            <text:p>10472.9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56</text:p>
          </table:table-cell>
          <table:table-cell office:value-type="float" office:value="10813.96" calcext:value-type="float">
            <text:p>10813.96</text:p>
          </table:table-cell>
          <table:table-cell office:value-type="float" office:value="41248.78" calcext:value-type="float">
            <text:p>41248.78</text:p>
          </table:table-cell>
          <table:table-cell office:value-type="float" office:value="-15902.56" calcext:value-type="float">
            <text:p>-15902.56</text:p>
          </table:table-cell>
          <table:table-cell office:value-type="float" office:value="13644" calcext:value-type="float">
            <text:p>1364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64</text:p>
          </table:table-cell>
          <table:table-cell office:value-type="float" office:value="13620.16" calcext:value-type="float">
            <text:p>13620.16</text:p>
          </table:table-cell>
          <table:table-cell office:value-type="float" office:value="51870.75" calcext:value-type="float">
            <text:p>51870.75</text:p>
          </table:table-cell>
          <table:table-cell office:value-type="float" office:value="-19982.12" calcext:value-type="float">
            <text:p>-19982.12</text:p>
          </table:table-cell>
          <table:table-cell office:value-type="float" office:value="17157.37" calcext:value-type="float">
            <text:p>17157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72</text:p>
          </table:table-cell>
          <table:table-cell office:value-type="float" office:value="16204.22" calcext:value-type="float">
            <text:p>16204.22</text:p>
          </table:table-cell>
          <table:table-cell office:value-type="float" office:value="63678.31" calcext:value-type="float">
            <text:p>63678.31</text:p>
          </table:table-cell>
          <table:table-cell office:value-type="float" office:value="-24269.82" calcext:value-type="float">
            <text:p>-24269.82</text:p>
          </table:table-cell>
          <table:table-cell office:value-type="float" office:value="20999.45" calcext:value-type="float">
            <text:p>20999.4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2.24" calcext:value-type="float">
            <text:p>2.24</text:p>
          </table:table-cell>
          <table:table-cell office:value-type="float" office:value="0.05" calcext:value-type="float">
            <text:p>0.05</text:p>
          </table:table-cell>
          <table:table-cell office:value-type="float" office:value="1.71" calcext:value-type="float">
            <text:p>1.71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-100.24" calcext:value-type="float">
            <text:p>-100.24</text:p>
          </table:table-cell>
          <table:table-cell office:value-type="float" office:value="-15.93" calcext:value-type="float">
            <text:p>-15.93</text:p>
          </table:table-cell>
          <table:table-cell office:value-type="float" office:value="152.45" calcext:value-type="float">
            <text:p>152.45</text:p>
          </table:table-cell>
          <table:table-cell office:value-type="float" office:value="54.91" calcext:value-type="float">
            <text:p>54.91</text:p>
          </table:table-cell>
          <table:table-cell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-174.91" calcext:value-type="float">
            <text:p>-174.91</text:p>
          </table:table-cell>
          <table:table-cell office:value-type="float" office:value="-27.56" calcext:value-type="float">
            <text:p>-27.56</text:p>
          </table:table-cell>
          <table:table-cell office:value-type="float" office:value="262.39" calcext:value-type="float">
            <text:p>262.39</text:p>
          </table:table-cell>
          <table:table-cell office:value-type="float" office:value="94.9" calcext:value-type="float">
            <text:p>94.9</text:p>
          </table:table-cell>
          <table:table-cell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-249.59" calcext:value-type="float">
            <text:p>-249.59</text:p>
          </table:table-cell>
          <table:table-cell office:value-type="float" office:value="-39.15" calcext:value-type="float">
            <text:p>-39.15</text:p>
          </table:table-cell>
          <table:table-cell office:value-type="float" office:value="372.31" calcext:value-type="float">
            <text:p>372.31</text:p>
          </table:table-cell>
          <table:table-cell office:value-type="float" office:value="134.89" calcext:value-type="float">
            <text:p>134.89</text:p>
          </table:table-cell>
          <table:table-cell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-361.68" calcext:value-type="float">
            <text:p>-361.68</text:p>
          </table:table-cell>
          <table:table-cell office:value-type="float" office:value="-56.66" calcext:value-type="float">
            <text:p>-56.66</text:p>
          </table:table-cell>
          <table:table-cell office:value-type="float" office:value="537.09" calcext:value-type="float">
            <text:p>537.09</text:p>
          </table:table-cell>
          <table:table-cell office:value-type="float" office:value="194.86" calcext:value-type="float">
            <text:p>194.86</text:p>
          </table:table-cell>
          <table:table-cell/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-495.22" calcext:value-type="float">
            <text:p>-495.22</text:p>
          </table:table-cell>
          <table:table-cell office:value-type="float" office:value="-77.43" calcext:value-type="float">
            <text:p>-77.43</text:p>
          </table:table-cell>
          <table:table-cell office:value-type="float" office:value="733.79" calcext:value-type="float">
            <text:p>733.79</text:p>
          </table:table-cell>
          <table:table-cell office:value-type="float" office:value="266.41" calcext:value-type="float">
            <text:p>266.41</text:p>
          </table:table-cell>
          <table:table-cell/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-645.82" calcext:value-type="float">
            <text:p>-645.82</text:p>
          </table:table-cell>
          <table:table-cell office:value-type="float" office:value="-100.9" calcext:value-type="float">
            <text:p>-100.9</text:p>
          </table:table-cell>
          <table:table-cell office:value-type="float" office:value="955.52" calcext:value-type="float">
            <text:p>955.52</text:p>
          </table:table-cell>
          <table:table-cell office:value-type="float" office:value="347.07" calcext:value-type="float">
            <text:p>347.07</text:p>
          </table:table-cell>
          <table:table-cell/>
        </table:table-row>
        <table:table-row table:style-name="ro1">
          <table:table-cell office:value-type="string" calcext:value-type="string">
            <text:p>N8</text:p>
          </table:table-cell>
          <table:table-cell office:value-type="float" office:value="-812.58" calcext:value-type="float">
            <text:p>-812.58</text:p>
          </table:table-cell>
          <table:table-cell office:value-type="float" office:value="-126.88" calcext:value-type="float">
            <text:p>-126.88</text:p>
          </table:table-cell>
          <table:table-cell office:value-type="float" office:value="1200.98" calcext:value-type="float">
            <text:p>1200.98</text:p>
          </table:table-cell>
          <table:table-cell office:value-type="float" office:value="436.37" calcext:value-type="float">
            <text:p>436.37</text:p>
          </table:table-cell>
          <table:table-cell/>
        </table:table-row>
        <table:table-row table:style-name="ro1">
          <table:table-cell office:value-type="string" calcext:value-type="string">
            <text:p>N9</text:p>
          </table:table-cell>
          <table:table-cell office:value-type="float" office:value="-995.39" calcext:value-type="float">
            <text:p>-995.39</text:p>
          </table:table-cell>
          <table:table-cell office:value-type="float" office:value="-155.53" calcext:value-type="float">
            <text:p>-155.53</text:p>
          </table:table-cell>
          <table:table-cell office:value-type="float" office:value="1469.71" calcext:value-type="float">
            <text:p>1469.71</text:p>
          </table:table-cell>
          <table:table-cell office:value-type="float" office:value="534.19" calcext:value-type="float">
            <text:p>534.19</text:p>
          </table:table-cell>
          <table:table-cell/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-1193" calcext:value-type="float">
            <text:p>-1193</text:p>
          </table:table-cell>
          <table:table-cell office:value-type="float" office:value="-186.06" calcext:value-type="float">
            <text:p>-186.06</text:p>
          </table:table-cell>
          <table:table-cell office:value-type="float" office:value="1760.66" calcext:value-type="float">
            <text:p>1760.66</text:p>
          </table:table-cell>
          <table:table-cell office:value-type="float" office:value="640.03" calcext:value-type="float">
            <text:p>640.03</text:p>
          </table:table-cell>
          <table:table-cell/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-1632.09" calcext:value-type="float">
            <text:p>-1632.09</text:p>
          </table:table-cell>
          <table:table-cell office:value-type="float" office:value="-254.47" calcext:value-type="float">
            <text:p>-254.47</text:p>
          </table:table-cell>
          <table:table-cell office:value-type="float" office:value="2406.72" calcext:value-type="float">
            <text:p>2406.72</text:p>
          </table:table-cell>
          <table:table-cell office:value-type="float" office:value="875.11" calcext:value-type="float">
            <text:p>875.11</text:p>
          </table:table-cell>
          <table:table-cell/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-2126.47" calcext:value-type="float">
            <text:p>-2126.47</text:p>
          </table:table-cell>
          <table:table-cell office:value-type="float" office:value="-331.52" calcext:value-type="float">
            <text:p>-331.52</text:p>
          </table:table-cell>
          <table:table-cell office:value-type="float" office:value="3135.28" calcext:value-type="float">
            <text:p>3135.28</text:p>
          </table:table-cell>
          <table:table-cell office:value-type="float" office:value="1140.07" calcext:value-type="float">
            <text:p>1140.07</text:p>
          </table:table-cell>
          <table:table-cell/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-2673.19" calcext:value-type="float">
            <text:p>-2673.19</text:p>
          </table:table-cell>
          <table:table-cell office:value-type="float" office:value="-416.88" calcext:value-type="float">
            <text:p>-416.88</text:p>
          </table:table-cell>
          <table:table-cell office:value-type="float" office:value="3943.1" calcext:value-type="float">
            <text:p>3943.1</text:p>
          </table:table-cell>
          <table:table-cell office:value-type="float" office:value="1433.62" calcext:value-type="float">
            <text:p>1433.62</text:p>
          </table:table-cell>
          <table:table-cell/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-3271.25" calcext:value-type="float">
            <text:p>-3271.25</text:p>
          </table:table-cell>
          <table:table-cell office:value-type="float" office:value="-510.29" calcext:value-type="float">
            <text:p>-510.29</text:p>
          </table:table-cell>
          <table:table-cell office:value-type="float" office:value="4826.72" calcext:value-type="float">
            <text:p>4826.72</text:p>
          </table:table-cell>
          <table:table-cell office:value-type="float" office:value="1754.71" calcext:value-type="float">
            <text:p>1754.71</text:p>
          </table:table-cell>
          <table:table-cell/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-3917.13" calcext:value-type="float">
            <text:p>-3917.13</text:p>
          </table:table-cell>
          <table:table-cell office:value-type="float" office:value="-611.39" calcext:value-type="float">
            <text:p>-611.39</text:p>
          </table:table-cell>
          <table:table-cell office:value-type="float" office:value="5784.82" calcext:value-type="float">
            <text:p>5784.82</text:p>
          </table:table-cell>
          <table:table-cell office:value-type="float" office:value="2102.44" calcext:value-type="float">
            <text:p>2102.44</text:p>
          </table:table-cell>
          <table:table-cell/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-5538.93" calcext:value-type="float">
            <text:p>-5538.93</text:p>
          </table:table-cell>
          <table:table-cell office:value-type="float" office:value="-865.16" calcext:value-type="float">
            <text:p>-865.16</text:p>
          </table:table-cell>
          <table:table-cell office:value-type="float" office:value="8187.02" calcext:value-type="float">
            <text:p>8187.02</text:p>
          </table:table-cell>
          <table:table-cell office:value-type="float" office:value="2974.68" calcext:value-type="float">
            <text:p>2974.68</text:p>
          </table:table-cell>
          <table:table-cell/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-6976.44" calcext:value-type="float">
            <text:p>-6976.44</text:p>
          </table:table-cell>
          <table:table-cell office:value-type="float" office:value="-1089.3" calcext:value-type="float">
            <text:p>-1089.3</text:p>
          </table:table-cell>
          <table:table-cell office:value-type="float" office:value="10305.16" calcext:value-type="float">
            <text:p>10305.16</text:p>
          </table:table-cell>
          <table:table-cell office:value-type="float" office:value="3745.05" calcext:value-type="float">
            <text:p>3745.05</text:p>
          </table:table-cell>
          <table:table-cell/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-8769.76" calcext:value-type="float">
            <text:p>-8769.76</text:p>
          </table:table-cell>
          <table:table-cell office:value-type="float" office:value="-1369.81" calcext:value-type="float">
            <text:p>-1369.81</text:p>
          </table:table-cell>
          <table:table-cell office:value-type="float" office:value="12961.02" calcext:value-type="float">
            <text:p>12961.02</text:p>
          </table:table-cell>
          <table:table-cell office:value-type="float" office:value="4709.44" calcext:value-type="float">
            <text:p>4709.44</text:p>
          </table:table-cell>
          <table:table-cell/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-10732.66" calcext:value-type="float">
            <text:p>-10732.66</text:p>
          </table:table-cell>
          <table:table-cell office:value-type="float" office:value="-1677.65" calcext:value-type="float">
            <text:p>-1677.65</text:p>
          </table:table-cell>
          <table:table-cell office:value-type="float" office:value="15864.79" calcext:value-type="float">
            <text:p>15864.79</text:p>
          </table:table-cell>
          <table:table-cell office:value-type="float" office:value="5764.25" calcext:value-type="float">
            <text:p>5764.25</text:p>
          </table:table-cell>
          <table:table-cell/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-12857.81" calcext:value-type="float">
            <text:p>-12857.81</text:p>
          </table:table-cell>
          <table:table-cell office:value-type="float" office:value="-2009.03" calcext:value-type="float">
            <text:p>-2009.03</text:p>
          </table:table-cell>
          <table:table-cell office:value-type="float" office:value="19009.59" calcext:value-type="float">
            <text:p>19009.59</text:p>
          </table:table-cell>
          <table:table-cell office:value-type="float" office:value="6906.45" calcext:value-type="float">
            <text:p>6906.45</text:p>
          </table:table-cell>
          <table:table-cell/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-17583.09" calcext:value-type="float">
            <text:p>-17583.09</text:p>
          </table:table-cell>
          <table:table-cell office:value-type="float" office:value="-2747.09" calcext:value-type="float">
            <text:p>-2747.09</text:p>
          </table:table-cell>
          <table:table-cell office:value-type="float" office:value="25991.26" calcext:value-type="float">
            <text:p>25991.26</text:p>
          </table:table-cell>
          <table:table-cell office:value-type="float" office:value="9443.5" calcext:value-type="float">
            <text:p>9443.5</text:p>
          </table:table-cell>
          <table:table-cell/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-22918.88" calcext:value-type="float">
            <text:p>-22918.88</text:p>
          </table:table-cell>
          <table:table-cell office:value-type="float" office:value="-3578.9" calcext:value-type="float">
            <text:p>-3578.9</text:p>
          </table:table-cell>
          <table:table-cell office:value-type="float" office:value="33852.66" calcext:value-type="float">
            <text:p>33852.66</text:p>
          </table:table-cell>
          <table:table-cell office:value-type="float" office:value="12302.77" calcext:value-type="float">
            <text:p>12302.77</text:p>
          </table:table-cell>
          <table:table-cell/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-28827.03" calcext:value-type="float">
            <text:p>-28827.03</text:p>
          </table:table-cell>
          <table:table-cell office:value-type="float" office:value="-4500.61" calcext:value-type="float">
            <text:p>-4500.61</text:p>
          </table:table-cell>
          <table:table-cell office:value-type="float" office:value="42565.13" calcext:value-type="float">
            <text:p>42565.13</text:p>
          </table:table-cell>
          <table:table-cell office:value-type="float" office:value="15470.7" calcext:value-type="float">
            <text:p>15470.7</text:p>
          </table:table-cell>
          <table:table-cell/>
        </table:table-row>
        <table:table-row table:style-name="ro1">
          <table:table-cell office:value-type="string" calcext:value-type="string">
            <text:p>N72</text:p>
          </table:table-cell>
          <table:table-cell office:value-type="float" office:value="-35282.55" calcext:value-type="float">
            <text:p>-35282.55</text:p>
          </table:table-cell>
          <table:table-cell office:value-type="float" office:value="-5508.69" calcext:value-type="float">
            <text:p>-5508.69</text:p>
          </table:table-cell>
          <table:table-cell office:value-type="float" office:value="52098.85" calcext:value-type="float">
            <text:p>52098.85</text:p>
          </table:table-cell>
          <table:table-cell office:value-type="float" office:value="18935.62" calcext:value-type="float">
            <text:p>18935.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21:29.987302120</meta:creation-date>
    <dc:date>2017-02-28T14:52:44.667686429</dc:date>
    <meta:editing-duration>PT21M4S</meta:editing-duration>
    <meta:editing-cycles>1</meta:editing-cycles>
    <meta:document-statistic meta:table-count="1" meta:cell-count="414" meta:object-count="0"/>
    <meta:generator>LibreOffice/5.1.6.2$Linux_X86_64 LibreOffice_project/10m0$Build-2</meta:generator>
  </office:meta>
</office:document-meta>
</file>